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7.4806in" fo:margin-left="0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0.8729in"/>
    </style:style>
    <style:style style:name="Table1.C" style:family="table-column">
      <style:table-column-properties style:column-width="0.859in"/>
    </style:style>
    <style:style style:name="Table1.D" style:family="table-column">
      <style:table-column-properties style:column-width="1.875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42in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764in" fo:margin-left="0in" table:align="left"/>
    </style:style>
    <style:style style:name="Table2.A" style:family="table-column">
      <style:table-column-properties style:column-width="0.2875in"/>
    </style:style>
    <style:style style:name="Table2.B" style:family="table-column">
      <style:table-column-properties style:column-width="0.898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7.4806in" style:rel-column-width="65535*"/>
    </style:style>
    <style:style style:name="Table3.1" style:family="table-row">
      <style:table-row-properties style:min-row-height="0.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ans" fo:font-size="10pt" style:font-size-asian="10pt" style:font-size-complex="10pt"/>
    </style:style>
    <style:style style:name="P2" style:family="paragraph" style:parent-style-name="Standard">
      <style:text-properties style:font-name="FreeSans" fo:font-size="10pt" officeooo:paragraph-rsid="000a9275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0pt" officeooo:paragraph-rsid="003bad6d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0pt" officeooo:rsid="0037050a" officeooo:paragraph-rsid="003a1e8d" style:font-size-asian="10pt" style:font-size-complex="10pt"/>
    </style:style>
    <style:style style:name="P5" style:family="paragraph" style:parent-style-name="Text_20_body">
      <style:text-properties style:font-name="FreeSans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FreeSans" fo:font-size="10pt" fo:font-weight="normal" officeooo:paragraph-rsid="0016e8c0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FreeSans" fo:font-size="10pt" fo:font-weight="normal" officeooo:paragraph-rsid="0016e8c0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FreeSans" fo:font-size="10pt" fo:font-weight="normal" officeooo:rsid="0006e293" officeooo:paragraph-rsid="0016e8c0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FreeSans" fo:font-size="10pt" officeooo:rsid="0006e293" officeooo:paragraph-rsid="0006e293" style:font-size-asian="10pt" style:font-size-complex="10pt"/>
    </style:style>
    <style:style style:name="P10" style:family="paragraph" style:parent-style-name="Table_20_Contents">
      <style:text-properties style:font-name="FreeSans" fo:font-size="10pt" officeooo:rsid="0006e293" officeooo:paragraph-rsid="001caaec" style:font-size-asian="10pt" style:font-size-complex="10pt"/>
    </style:style>
    <style:style style:name="P11" style:family="paragraph" style:parent-style-name="Table_20_Contents">
      <style:text-properties style:font-name="FreeSans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FreeSans" fo:font-size="10pt" fo:font-weight="bold" officeooo:rsid="0006e293" officeooo:paragraph-rsid="0006e293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06e293" officeooo:paragraph-rsid="0006e29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0pt" fo:font-weight="bold" officeooo:paragraph-rsid="002cdb5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0pt" fo:font-weight="bold" officeooo:paragraph-rsid="002def3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083e2f" officeooo:paragraph-rsid="00083e2f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FreeSans" fo:font-size="10pt" fo:font-weight="bold" officeooo:rsid="00271eb5" officeooo:paragraph-rsid="00271eb5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296cd3" officeooo:paragraph-rsid="00296cd3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FreeSans" fo:font-size="10pt" officeooo:rsid="0032a33e" officeooo:paragraph-rsid="00341a0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FreeSans" fo:font-size="10pt" officeooo:rsid="003a1e8d" officeooo:paragraph-rsid="003a1e8d" style:font-size-asian="10pt" style:font-size-complex="10pt"/>
    </style:style>
    <style:style style:name="T1" style:family="text">
      <style:text-properties officeooo:rsid="00083e2f"/>
    </style:style>
    <style:style style:name="T2" style:family="text">
      <style:text-properties officeooo:rsid="000bd2c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45108"/>
    </style:style>
    <style:style style:name="T5" style:family="text">
      <style:text-properties officeooo:rsid="0006e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<text:placeholder text:placeholder-type="text">&lt;for each="ophthalmology  in object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2">GNU Health Ophthalmology Repor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Patient Name : <text:span text:style-name="T3"><text:placeholder text:placeholder-type="text">&lt;ophthalmology.patient.name.name&gt;</text:placeholder></text:span><text:span text:style-name="T3"> </text:span><text:span text:style-name="T3"><text:placeholder text:placeholder-type="text">&lt;ophthalmology.patient.name.lastname&gt;</text:placeholder></text:span></text:p>
          </table:table-cell>
          <table:table-cell table:style-name="Table1.B2" office:value-type="string">
            <text:p text:style-name="P9">Age : <text:span text:style-name="T2"><text:placeholder text:placeholder-type="text">&lt;ophthalmology.patient_age&gt;</text:placeholder></text:span></text:p>
          </table:table-cell>
          <table:table-cell table:style-name="Table1.C2" office:value-type="string">
            <text:p text:style-name="P6"><text:placeholder text:placeholder-type="text">&lt;if test="ophthalmology.patient.gender == 'f'"&gt;</text:placeholder></text:p>
            <text:p text:style-name="P7"><text:span text:style-name="T4">Sex : </text:span>Female</text:p>
            <text:p text:style-name="P6"><text:placeholder text:placeholder-type="text">&lt;/if&gt;</text:placeholder></text:p>
            <text:p text:style-name="P6"><text:placeholder text:placeholder-type="text">&lt;if test="ophthalmology.patient.gender == 'm'"&gt;</text:placeholder></text:p>
            <text:p text:style-name="P7"><text:span text:style-name="T4">Sex : </text:span>Male</text:p>
            <text:p text:style-name="P8"><text:placeholder text:placeholder-type="text">&lt;/if&gt;</text:placeholder></text:p>
          </table:table-cell>
          <table:table-cell table:style-name="Table1.D2" office:value-type="string">
            <text:p text:style-name="P9">Date : <text:placeholder text:placeholder-type="text">&lt;formatLang(ophthalmology.visit_date, user.language)&gt;</text:placeholder></text:p>
          </table:table-cell>
        </table:table-row>
        <table:table-row table:style-name="Table1.3">
          <table:table-cell table:style-name="Table1.A3" table:number-columns-spanned="4" office:value-type="string">
            <text:p text:style-name="P10">Health Professional : <text:placeholder text:placeholder-type="text">&lt;ophthalmology. health_professional.name.name&gt;</text:placeholder> <text:placeholder text:placeholder-type="text">&lt;ophthalmology.health_professional.name.lastname&gt;</text:placeholder></text:p>
          </table:table-cell>
          <table:covered-table-cell/>
          <table:covered-table-cell/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8"/>
        <table:table-row>
          <table:table-cell table:style-name="Table2.A1" table:number-columns-spanned="9" office:value-type="string">
            <text:p text:style-name="P12">Optometry Refraction Re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/>
          </table:table-cell>
          <table:table-cell table:style-name="Table2.A2" table:number-columns-spanned="4" office:value-type="string">
            <text:p text:style-name="P12">Right Eye</text:p>
          </table:table-cell>
          <table:covered-table-cell/>
          <table:covered-table-cell/>
          <table:covered-table-cell/>
          <table:table-cell table:style-name="Table2.F2" table:number-columns-spanned="4" office:value-type="string">
            <text:p text:style-name="P12">Left Eye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3">Spherical</text:p>
          </table:table-cell>
          <table:table-cell table:style-name="Table2.A2" office:value-type="string">
            <text:p text:style-name="P13">Cyl<text:span text:style-name="T1">inder</text:span></text:p>
          </table:table-cell>
          <table:table-cell table:style-name="Table2.A2" office:value-type="string">
            <text:p text:style-name="P13">Axis</text:p>
          </table:table-cell>
          <table:table-cell table:style-name="Table2.A2" office:value-type="string">
            <text:p text:style-name="P13">VA</text:p>
          </table:table-cell>
          <table:table-cell table:style-name="Table2.A2" office:value-type="string">
            <text:p text:style-name="P13">Spherical</text:p>
          </table:table-cell>
          <table:table-cell table:style-name="Table2.A2" office:value-type="string">
            <text:p text:style-name="P17">Cylinder</text:p>
          </table:table-cell>
          <table:table-cell table:style-name="Table2.A2" office:value-type="string">
            <text:p text:style-name="P13">Axis</text:p>
          </table:table-cell>
          <table:table-cell table:style-name="Table2.F2" office:value-type="string">
            <text:p text:style-name="P13">VA</text:p>
          </table:table-cell>
        </table:table-row>
        <table:table-row>
          <table:table-cell table:style-name="Table2.A2" office:value-type="string">
            <text:p text:style-name="P18">DV</text:p>
          </table:table-cell>
          <table:table-cell table:style-name="Table2.A2" office:value-type="string">
            <text:p text:style-name="P14"><text:placeholder text:placeholder-type="text">&lt;ophthalmology.rbcva_spherical&gt;</text:placeholder></text:p>
          </table:table-cell>
          <table:table-cell table:style-name="Table2.A2" office:value-type="string">
            <text:p text:style-name="P14"><text:placeholder text:placeholder-type="text">&lt;ophthalmology.rbcva_cylinder&gt;</text:placeholder></text:p>
          </table:table-cell>
          <table:table-cell table:style-name="Table2.A2" office:value-type="string">
            <text:p text:style-name="P14"><text:placeholder text:placeholder-type="text">&lt;ophthalmology.rbcva_axis&gt;</text:placeholder></text:p>
          </table:table-cell>
          <table:table-cell table:style-name="Table2.A2" office:value-type="string">
            <text:p text:style-name="P14"><text:placeholder text:placeholder-type="text">&lt;ophthalmology.rbcva&gt;</text:placeholder></text:p>
          </table:table-cell>
          <table:table-cell table:style-name="Table2.A2" office:value-type="string">
            <text:p text:style-name="P14"><text:placeholder text:placeholder-type="text">&lt;ophthalmology.lbcva_spherical&gt;</text:placeholder></text:p>
          </table:table-cell>
          <table:table-cell table:style-name="Table2.A2" office:value-type="string">
            <text:p text:style-name="P14"><text:placeholder text:placeholder-type="text">&lt;ophthalmology.lbcva_cylinder&gt;</text:placeholder></text:p>
          </table:table-cell>
          <table:table-cell table:style-name="Table2.A2" office:value-type="string">
            <text:p text:style-name="P14"><text:placeholder text:placeholder-type="text">&lt;ophthalmology.lbcva_axis&gt;</text:placeholder></text:p>
          </table:table-cell>
          <table:table-cell table:style-name="Table2.F2" office:value-type="string">
            <text:p text:style-name="P14"><text:placeholder text:placeholder-type="text">&lt;ophthalmology.lbcva&gt;</text:placeholder></text:p>
          </table:table-cell>
        </table:table-row>
        <table:table-row>
          <table:table-cell table:style-name="Table2.A2" office:value-type="string">
            <text:p text:style-name="P18">NV</text:p>
          </table:table-cell>
          <table:table-cell table:style-name="Table2.A2" table:number-columns-spanned="3" office:value-type="string">
            <text:p text:style-name="P19">ADD <text:placeholder text:placeholder-type="text">&lt;ophthalmology.rbcva_nv_add&gt;</text:placeholder></text:p>
          </table:table-cell>
          <table:covered-table-cell/>
          <table:covered-table-cell/>
          <table:table-cell table:style-name="Table2.A2" office:value-type="string">
            <text:p text:style-name="P15"><text:placeholder text:placeholder-type="text">&lt;ophthalmology.rbcva_nv&gt;</text:placeholder></text:p>
          </table:table-cell>
          <table:table-cell table:style-name="Table2.A2" table:number-columns-spanned="3" office:value-type="string">
            <text:p text:style-name="P19">ADD <text:placeholder text:placeholder-type="text">&lt;ophthalmology.lbcva_nv_add&gt;</text:placeholder></text:p>
          </table:table-cell>
          <table:covered-table-cell/>
          <table:covered-table-cell/>
          <table:table-cell table:style-name="Table2.F2" office:value-type="string">
            <text:p text:style-name="P16"><text:placeholder text:placeholder-type="text">&lt;ophthalmology.lbcva_nv&gt;</text:placeholder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Verified &amp; Prescribed By</text:p>
            <text:p text:style-name="P4"/>
            <text:p text:style-name="P21">Signature</text:p>
          </table:table-cell>
        </table:table-row>
        <table:table-row>
          <table:table-cell table:style-name="Table3.A2" office:value-type="string">
            <text:p text:style-name="P20"><text:s/><text:span text:style-name="T5"><text:placeholder text:placeholder-type="text">&lt;ophthalmology. health_professional.name.name&gt;</text:placeholder></text:span><text:span text:style-name="T5"> </text:span><text:span text:style-name="T5"><text:placeholder text:placeholder-type="text">&lt;ophthalmology.health_professional.name.lastname&gt;</text:placeholder></text:span></text:p>
          </table:table-cell>
        </table:table-row>
      </table:table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22:27:40.317673768</meta:creation-date>
    <dc:date>2016-01-11T01:10:17.655652465</dc:date>
    <meta:editing-duration>PT1H1M56S</meta:editing-duration>
    <meta:editing-cycles>63</meta:editing-cycles>
    <meta:generator>LibreOffice/5.0.3.2$Linux_X86_64 LibreOffice_project/00m0$Build-2</meta:generator>
    <meta:document-statistic meta:table-count="3" meta:image-count="0" meta:object-count="0" meta:page-count="1" meta:paragraph-count="41" meta:word-count="82" meta:character-count="1047" meta:non-whitespace-character-count="1004"/>
  </office:meta>
</office:document-meta>
</file>